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04cm"/>
    </style:style>
    <style:style style:name="gr1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  <style:text-properties fo:font-family="Arial" style:font-family-generic="swiss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paragraph-properties fo:text-align="justify"/>
      <style:text-properties fo:color="#000000"/>
    </style:style>
    <style:style style:name="P11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Arial" style:font-family-generic="swiss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Arial" style:font-family-generic="swiss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family="Arial" style:font-family-generic="swiss" fo:font-size="10pt" style:font-size-asian="10pt" style:font-size-complex="10pt"/>
    </style:style>
    <style:style style:name="T4" style:family="text">
      <style:text-properties fo:font-family="Arial" style:font-family-generic="swiss"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615cm" svg:height="2.448cm" svg:x="3.829cm" svg:y="4.431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2" draw:layer="layout" svg:width="5.307cm" svg:height="2.21cm" svg:x="8.187cm" svg:y="3.455cm">
          <draw:glue-point draw:id="4" svg:x="-5.002cm" svg:y="5cm"/>
          <draw:glue-point draw:id="5" svg:x="5cm" svg:y="5.004cm"/>
          <text:p text:style-name="P1"><text:span text:style-name="T2">Factores Formales</text:span></text:p>
          <text:p text:style-name="P3"><text:span text:style-name="T3">Procedimientos para difusión, </text:span></text:p>
          <text:p text:style-name="P3"><text:span text:style-name="T3">Clasificación, almacenamiento </text:span></text:p>
          <text:p text:style-name="P3"><text:span text:style-name="T3">Y recuperación de conocimiet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91cm" svg:height="2.864cm" svg:x="8.188cm" svg:y="5.665cm">
          <text:p text:style-name="P1"><text:span text:style-name="T2">Factores Informales</text:span></text:p>
          <text:p text:style-name="P3"><text:span text:style-name="T3">Comunicación y contactos Inter-</text:span></text:p>
          <text:p text:style-name="P3"><text:span text:style-name="T3">personales, creencias y senti-</text:span></text:p>
          <text:p text:style-name="P3"><text:span text:style-name="T3">miento sobre la fuente del cono-</text:span></text:p>
          <text:p text:style-name="P3"><text:span text:style-name="T3">cimiento, percepciones sobre </text:span></text:p>
          <text:p text:style-name="P3"><text:span text:style-name="T3">la organización, supervisores</text:span></text:p>
          <text:p text:style-name="P3"><text:span text:style-name="T3">y pare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2.702cm" svg:height="2.877cm" svg:x="14.73cm" svg:y="4.2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.444cm" svg:y1="5.655cm" svg:x2="8.187cm" svg:y2="5.665cm" draw:start-shape="id1" draw:start-glue-point="10" draw:end-shape="id2" draw:end-glue-point="4" svg:d="m6444 5655h871v10h872">
          <text:p/>
        </draw:connector>
        <draw:connector draw:style-name="gr6" draw:text-style-name="P1" draw:layer="layout" svg:x1="14.73cm" svg:y1="5.639cm" svg:x2="13.493cm" svg:y2="5.665cm" draw:start-shape="id3" draw:start-glue-point="6" draw:end-shape="id2" draw:end-glue-point="5" svg:d="m14730 5639h-618v26h-619">
          <text:p/>
        </draw:connector>
      </draw:page>
      <draw:page draw:name="page2" draw:style-name="dp1" draw:master-page-name="Default">
        <draw:custom-shape draw:style-name="gr7" draw:text-style-name="P1" draw:layer="layout" svg:width="5.291cm" svg:height="6.174cm" svg:x="12.046cm" svg:y="4.3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13cm" svg:height="7.249cm" svg:x="12.024cm" svg:y="11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4" draw:layer="layout" svg:width="2.615cm" svg:height="2.619cm" svg:x="7.147cm" svg:y="10.107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5" draw:layer="layout" svg:width="5.291cm" svg:height="1.463cm" svg:x="12.043cm" svg:y="5.162cm">
          <draw:glue-point draw:id="4" svg:x="-5.002cm" svg:y="5cm"/>
          <draw:glue-point draw:id="5" svg:x="5cm" svg:y="5.004cm"/>
          <text:p text:style-name="P1"><text:span text:style-name="T2">Documentación</text:span></text:p>
          <text:list text:style-name="L1">
            <text:list-item>
              <text:p text:style-name="P5"><text:span text:style-name="T4">Código fuente (C, C++, HDL)</text:span></text:p>
            </text:list-item>
            <text:list-item>
              <text:p text:style-name="P5"><text:span text:style-name="T4">Archivos de diseño</text:span></text:p>
            </text:list-item>
            <text:list-item>
              <text:p text:style-name="P5"><text:span text:style-name="T4">Tutoriales, diseños de referenci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9" draw:layer="layout" svg:width="5.291cm" svg:height="1.291cm" svg:x="12.044cm" svg:y="11.164cm">
          <text:p text:style-name="P1"><text:span text:style-name="T2">Capacidad del receptor</text:span></text:p>
          <text:list text:style-name="L1">
            <text:list-item>
              <text:p text:style-name="P5"><text:span text:style-name="T4">Autosuficiencia</text:span></text:p>
            </text:list-item>
            <text:list-item>
              <text:p text:style-name="P5"><text:span text:style-name="T4">Continuo aprendizaj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id="id14" draw:layer="layout" svg:width="2.702cm" svg:height="2.832cm" svg:x="19.648cm" svg:y="9.942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6" draw:layer="layout" svg:width="5.291cm" svg:height="1.13cm" svg:x="12.043cm" svg:y="6.722cm">
          <draw:glue-point draw:id="4" svg:x="-5.002cm" svg:y="5cm"/>
          <draw:glue-point draw:id="5" svg:x="5cm" svg:y="5.004cm"/>
          <text:p text:style-name="P1"><text:span text:style-name="T2">Distribución</text:span></text:p>
          <text:list text:style-name="L1">
            <text:list-item>
              <text:p text:style-name="P5"><text:span text:style-name="T4">Repositorios, control de versiones</text:span></text:p>
            </text:list-item>
            <text:list-item>
              <text:p text:style-name="P5"><text:span text:style-name="T4">Wiki, listas de correo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id="id7" draw:layer="layout" svg:width="5.291cm" svg:height="1.25cm" svg:x="12.045cm" svg:y="7.935cm">
          <draw:glue-point draw:id="4" svg:x="-5.002cm" svg:y="5cm"/>
          <draw:glue-point draw:id="5" svg:x="5cm" svg:y="5.004cm"/>
          <text:p text:style-name="P1"><text:span text:style-name="T2">Organización del usuario</text:span></text:p>
          <text:list text:style-name="L1">
            <text:list-item>
              <text:p text:style-name="P5"><text:span text:style-name="T4">Pública</text:span></text:p>
            </text:list-item>
            <text:list-item>
              <text:p text:style-name="P5"><text:span text:style-name="T4">Autogobiern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id="id8" draw:layer="layout" svg:width="5.291cm" svg:height="1.2cm" svg:x="12.045cm" svg:y="9.318cm">
          <draw:glue-point draw:id="4" svg:x="-5.002cm" svg:y="5cm"/>
          <draw:glue-point draw:id="5" svg:x="5cm" svg:y="5.004cm"/>
          <text:p text:style-name="P1"><text:span text:style-name="T2">Selección de procesos</text:span></text:p>
          <text:list text:style-name="L1">
            <text:list-item>
              <text:p text:style-name="P5"><text:span text:style-name="T4">Comunidad</text:span></text:p>
            </text:list-item>
            <text:list-item>
              <text:p text:style-name="P5"><text:span text:style-name="T4">Par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0" draw:layer="layout" svg:width="5.291cm" svg:height="1.227cm" svg:x="12.045cm" svg:y="12.562cm">
          <text:p text:style-name="P1"><text:span text:style-name="T2">Enlaces informales</text:span></text:p>
          <text:list text:style-name="L1">
            <text:list-item>
              <text:p text:style-name="P5"><text:span text:style-name="T4">Centros de formación</text:span></text:p>
            </text:list-item>
            <text:list-item>
              <text:p text:style-name="P5"><text:span text:style-name="T4">Empresa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1" draw:layer="layout" svg:width="5.291cm" svg:height="1.105cm" svg:x="12.045cm" svg:y="13.932cm">
          <text:list text:style-name="L1">
            <text:list-item>
              <text:p text:style-name="P5"><text:span text:style-name="T2">Credibilidad</text:span></text:p>
            </text:list-item>
            <text:list-item>
              <text:p text:style-name="P5"><text:span text:style-name="T4">Calidad de la información</text:span></text:p>
            </text:list-item>
            <text:list-item>
              <text:p text:style-name="P5"><text:span text:style-name="T4">Respaldo de la universida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2" draw:layer="layout" svg:width="5.291cm" svg:height="1.5cm" svg:x="12.046cm" svg:y="15.171cm">
          <text:p text:style-name="P1"><text:span text:style-name="T2">Recompensas</text:span></text:p>
          <text:list text:style-name="L1">
            <text:list-item>
              <text:p text:style-name="P5"><text:span text:style-name="T4">Reconocimiento social</text:span></text:p>
            </text:list-item>
            <text:list-item>
              <text:p text:style-name="P5"><text:span text:style-name="T4">Ayuda a la comunidad</text:span></text:p>
            </text:list-item>
            <text:list-item>
              <text:p text:style-name="P5"><text:span text:style-name="T4">Contact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3" draw:layer="layout" svg:width="5.291cm" svg:height="1.096cm" svg:x="12.023cm" svg:y="16.801cm">
          <text:p text:style-name="P1"><text:span text:style-name="T2">Disposición</text:span></text:p>
          <text:list text:style-name="L1">
            <text:list-item>
              <text:p text:style-name="P5"><text:span text:style-name="T4">Trabajo en equipo</text:span></text:p>
            </text:list-item>
            <text:list-item>
              <text:p text:style-name="P5"><text:span text:style-name="T4">Compartir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9.762cm" svg:y1="11.416cm" svg:x2="12.043cm" svg:y2="5.893cm" draw:start-shape="id4" draw:start-glue-point="10" draw:end-shape="id5" draw:end-glue-point="3" svg:d="m9762 11416h1140v-5523h1141">
          <text:p/>
        </draw:connector>
        <draw:connector draw:style-name="gr9" draw:text-style-name="P1" draw:layer="layout" svg:x1="9.762cm" svg:y1="11.416cm" svg:x2="12.043cm" svg:y2="7.287cm" draw:start-shape="id4" draw:start-glue-point="10" draw:end-shape="id6" draw:end-glue-point="3" svg:d="m9762 11416h1140v-4129h1141">
          <text:p/>
        </draw:connector>
        <draw:connector draw:style-name="gr9" draw:text-style-name="P1" draw:layer="layout" svg:x1="9.762cm" svg:y1="11.416cm" svg:x2="12.045cm" svg:y2="8.56cm" draw:start-shape="id4" draw:start-glue-point="10" draw:end-shape="id7" draw:end-glue-point="3" svg:d="m9762 11416h1141v-2856h1142">
          <text:p/>
        </draw:connector>
        <draw:connector draw:style-name="gr9" draw:text-style-name="P1" draw:layer="layout" svg:x1="9.762cm" svg:y1="11.416cm" svg:x2="12.045cm" svg:y2="9.918cm" draw:start-shape="id4" draw:start-glue-point="10" draw:end-shape="id8" draw:end-glue-point="3" svg:d="m9762 11416h1141v-1498h1142">
          <text:p/>
        </draw:connector>
        <draw:connector draw:style-name="gr9" draw:text-style-name="P1" draw:layer="layout" svg:x1="9.762cm" svg:y1="11.416cm" svg:x2="12.044cm" svg:y2="11.809cm" draw:start-shape="id4" draw:start-glue-point="10" draw:end-shape="id9" svg:d="m9762 11416h1141v393h1141">
          <text:p/>
        </draw:connector>
        <draw:connector draw:style-name="gr9" draw:text-style-name="P1" draw:layer="layout" svg:x1="9.762cm" svg:y1="11.416cm" svg:x2="12.045cm" svg:y2="13.175cm" draw:start-shape="id4" draw:start-glue-point="10" draw:end-shape="id10" draw:end-glue-point="3" svg:d="m9762 11416h1141v1759h1142">
          <text:p/>
        </draw:connector>
        <draw:connector draw:style-name="gr9" draw:text-style-name="P1" draw:layer="layout" svg:x1="9.762cm" svg:y1="11.416cm" svg:x2="12.045cm" svg:y2="14.484cm" draw:start-shape="id4" draw:start-glue-point="10" draw:end-shape="id11" draw:end-glue-point="3" svg:d="m9762 11416h1141v3068h1142">
          <text:p/>
        </draw:connector>
        <draw:connector draw:style-name="gr9" draw:text-style-name="P1" draw:layer="layout" svg:x1="9.762cm" svg:y1="11.416cm" svg:x2="12.046cm" svg:y2="15.921cm" draw:start-shape="id4" draw:start-glue-point="10" draw:end-shape="id12" svg:d="m9762 11416h1142v4505h1142">
          <text:p/>
        </draw:connector>
        <draw:connector draw:style-name="gr9" draw:text-style-name="P1" draw:layer="layout" svg:x1="9.762cm" svg:y1="11.416cm" svg:x2="12.023cm" svg:y2="17.349cm" draw:start-shape="id4" draw:start-glue-point="10" draw:end-shape="id13" draw:end-glue-point="3" svg:d="m9762 11416h1130v5933h1131">
          <text:p/>
        </draw:connector>
        <draw:connector draw:style-name="gr10" draw:text-style-name="P1" draw:layer="layout" svg:x1="17.334cm" svg:y1="5.893cm" svg:x2="19.648cm" svg:y2="11.358cm" draw:start-shape="id5" draw:start-glue-point="1" draw:end-shape="id14" draw:end-glue-point="6" svg:d="m17334 5893h1157v5465h1157">
          <text:p/>
        </draw:connector>
        <draw:connector draw:style-name="gr10" draw:text-style-name="P1" draw:layer="layout" svg:x1="17.334cm" svg:y1="7.287cm" svg:x2="19.648cm" svg:y2="11.358cm" draw:start-shape="id6" draw:start-glue-point="1" draw:end-shape="id14" svg:d="m17334 7287h1157v4071h1157">
          <text:p/>
        </draw:connector>
        <draw:connector draw:style-name="gr10" draw:text-style-name="P1" draw:layer="layout" svg:x1="17.336cm" svg:y1="8.56cm" svg:x2="19.648cm" svg:y2="11.358cm" draw:start-shape="id7" draw:start-glue-point="1" draw:end-shape="id14" svg:d="m17336 8560h1156v2798h1156">
          <text:p/>
        </draw:connector>
        <draw:connector draw:style-name="gr10" draw:text-style-name="P1" draw:layer="layout" svg:x1="17.336cm" svg:y1="9.918cm" svg:x2="19.648cm" svg:y2="11.358cm" draw:start-shape="id8" draw:start-glue-point="1" draw:end-shape="id14" draw:end-glue-point="6" svg:d="m17336 9918h1156v1440h1156">
          <text:p/>
        </draw:connector>
        <draw:connector draw:style-name="gr10" draw:text-style-name="P1" draw:layer="layout" svg:x1="17.335cm" svg:y1="11.809cm" svg:x2="19.648cm" svg:y2="11.358cm" draw:start-shape="id9" draw:start-glue-point="1" draw:end-shape="id14" draw:end-glue-point="6" svg:d="m17335 11809h1156v-451h1157">
          <text:p/>
        </draw:connector>
        <draw:connector draw:style-name="gr10" draw:text-style-name="P1" draw:layer="layout" svg:x1="17.336cm" svg:y1="13.175cm" svg:x2="19.648cm" svg:y2="11.358cm" draw:start-shape="id10" draw:start-glue-point="1" draw:end-shape="id14" draw:end-glue-point="6" svg:d="m17336 13175h1156v-1817h1156">
          <text:p/>
        </draw:connector>
        <draw:connector draw:style-name="gr10" draw:text-style-name="P1" draw:layer="layout" svg:x1="17.336cm" svg:y1="14.484cm" svg:x2="19.648cm" svg:y2="11.358cm" draw:start-shape="id11" draw:start-glue-point="1" draw:end-shape="id14" draw:end-glue-point="6" svg:d="m17336 14484h1156v-3126h1156">
          <text:p/>
        </draw:connector>
        <draw:connector draw:style-name="gr10" draw:text-style-name="P1" draw:layer="layout" svg:x1="17.337cm" svg:y1="15.921cm" svg:x2="19.648cm" svg:y2="11.358cm" draw:start-shape="id12" draw:start-glue-point="1" draw:end-shape="id14" svg:d="m17337 15921h1155v-4563h1156">
          <text:p/>
        </draw:connector>
        <draw:connector draw:style-name="gr10" draw:text-style-name="P1" draw:layer="layout" svg:x1="17.314cm" svg:y1="17.349cm" svg:x2="19.648cm" svg:y2="11.358cm" draw:start-shape="id13" draw:start-glue-point="1" draw:end-shape="id14" svg:d="m17314 17349h1167v-5991h1167">
          <text:p/>
        </draw:connector>
        <draw:frame draw:style-name="gr11" draw:text-style-name="P6" draw:layer="layout" svg:width="4.545cm" svg:height="0.725cm" svg:x="12.669cm" svg:y="4.328cm">
          <draw:text-box>
            <text:p><text:span text:style-name="T5">Factores Formales</text:span></text:p>
          </draw:text-box>
        </draw:frame>
        <draw:frame draw:style-name="gr11" draw:text-style-name="P6" draw:layer="layout" svg:width="4.545cm" svg:height="0.725cm" svg:x="12.393cm" svg:y="17.809cm">
          <draw:text-box>
            <text:p><text:span text:style-name="T5">Factores Informales</text:span></text:p>
          </draw:text-box>
        </draw:frame>
      </draw:page>
      <draw:page draw:name="page3" draw:style-name="dp1" draw:master-page-name="Default">
        <draw:custom-shape draw:style-name="gr12" draw:text-style-name="P7" draw:layer="layout" svg:width="6.359cm" svg:height="2.785cm" svg:x="8.14cm" svg:y="8.307cm">
          <text:list text:style-name="L1">
            <text:list-header>
              <text:p text:style-name="P5"><text:span text:style-name="T6">CAPACIDADES</text:span></text:p>
            </text:list-header>
            <text:list-item>
              <text:p text:style-name="P5"><text:span text:style-name="T7">Educación y entrenamiento</text:span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3" draw:text-style-name="P1" draw:layer="layout" svg:width="4.472cm" svg:height="5.979cm" svg:x="3.625cm" svg:y="5.027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text-areas="0 0 ?f0 21600" draw:type="right-arrow-callout" draw:modifiers="18000 3.54912914886625 18662.5612316305 7889.7140979296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3" draw:text-style-name="P1" draw:layer="layout" svg:width="3.466cm" svg:height="5.9cm" svg:x="14.479cm" svg:y="5.027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text-areas="0 0 ?f0 21600" draw:type="right-arrow-callout" draw:modifiers="21600 3.54912914886625 21600 3.54912914886625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4" draw:text-style-name="P7" draw:layer="layout" svg:width="6.359cm" svg:height="2.033cm" svg:x="8.138cm" svg:y="4.994cm">
          <text:list text:style-name="L1">
            <text:list-header>
              <text:p text:style-name="P5"><text:span text:style-name="T6">MATERIAL</text:span></text:p>
            </text:list-header>
            <text:list-item>
              <text:p text:style-name="P5"><text:span text:style-name="T6">Adquisición de equipo</text:span></text:p>
            </text:list-item>
            <text:list-item>
              <text:p text:style-name="P5"><text:span text:style-name="T6">Inversión extranjera</text:span></text:p>
              <text:p text:style-name="P5"><text:span text:style-name="T6"/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5" draw:text-style-name="P7" draw:layer="layout" svg:width="6.359cm" svg:height="2.033cm" svg:x="8.139cm" svg:y="7.006cm">
          <text:list text:style-name="L1">
            <text:list-header>
              <text:p text:style-name="P5"><text:span text:style-name="T6">DISEÑO</text:span></text:p>
            </text:list-header>
            <text:list-item>
              <text:p text:style-name="P5"><text:span text:style-name="T6">Licenciamiento</text:span></text:p>
            </text:list-item>
            <text:list-item>
              <text:p text:style-name="P5"><text:span text:style-name="T6">Asistencia técnica</text:span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6" draw:text-style-name="P8" draw:layer="layout" svg:width="6.521cm" svg:height="1.376cm" svg:x="3.551cm" svg:y="11.589cm">
          <text:p text:style-name="P1"><text:span text:style-name="T8">Cerrada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6.514cm" svg:height="2.918cm" svg:x="3.559cm" svg:y="13.14cm">
          <text:p text:style-name="P9"><text:span text:style-name="T9">Formal</text:span></text:p>
          <text:list text:style-name="L1">
            <text:list-item>
              <text:p text:style-name="P10"><text:span text:style-name="T10">Acuerdos de licenciamiento.</text:span></text:p>
            </text:list-item>
            <text:list-item>
              <text:p text:style-name="P10"><text:span text:style-name="T10">Inversión externa</text:span></text:p>
            </text:list-item>
            <text:list-item>
              <text:p text:style-name="P10"><text:span text:style-name="T10">Acuerdos de cooperación en</text:span></text:p>
              <text:p text:style-name="P10"><text:span text:style-name="T10">investigación y producció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6.521cm" svg:height="1.376cm" svg:x="11.507cm" svg:y="11.554cm">
          <text:p text:style-name="P1"><text:span text:style-name="T8">Abierta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6.514cm" svg:height="2.918cm" svg:x="11.515cm" svg:y="13.105cm">
          <text:p text:style-name="P1"><text:span text:style-name="T8">Informal</text:span></text:p>
          <text:list text:style-name="L1">
            <text:list-item>
              <text:p text:style-name="P3"><text:span text:style-name="T11">No involucran acuerdos.</text:span></text:p>
              <text:list>
                <text:list-item>
                  <text:p text:style-name="P3"><text:span text:style-name="T11">Ingeniería inversa</text:span></text:p>
                </text:list-item>
                <text:list-item>
                  <text:p text:style-name="P3"><text:span text:style-name="T11">Literatura abierta</text:span></text:p>
                </text:list-item>
                <text:list-item>
                  <text:p text:style-name="P3"><text:span text:style-name="T11">Espionaje industrial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4-19T09:45:32</meta:creation-date>
    <dc:date>2011-12-08T10:25:06</dc:date>
    <dc:creator>Carlos Camargo</dc:creator>
    <meta:editing-duration>PT04H05M36S</meta:editing-duration>
    <meta:editing-cycles>46</meta:editing-cycles>
    <meta:generator>OpenOffice.org/3.2$Linux OpenOffice.org_project/320m12$Build-9483</meta:generator>
    <meta:document-statistic meta:object-count="48"/>
  </office:meta>
</office:document-meta>
</file>